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/>
    </style:style>
    <style:style style:name="P2" style:family="paragraph" style:parent-style-name="Standard">
      <style:paragraph-properties fo:text-align="center" style:justify-single-word="false"/>
      <style:text-properties officeooo:rsid="00189a87" officeooo:paragraph-rsid="00189a87"/>
    </style:style>
    <style:style style:name="P3" style:family="paragraph" style:parent-style-name="Standard">
      <style:paragraph-properties fo:text-align="center" style:justify-single-word="false"/>
      <style:text-properties fo:font-size="16pt" officeooo:rsid="001a47e3" officeooo:paragraph-rsid="001a47e3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a47e3" officeooo:paragraph-rsid="001a47e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a47e3" officeooo:paragraph-rsid="001a47e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a47e3" officeooo:paragraph-rsid="001a47e3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89a87" officeooo:paragraph-rsid="00189a8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a47e3" officeooo:paragraph-rsid="001a47e3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6pt" fo:font-weight="bold" officeooo:rsid="001a47e3" officeooo:paragraph-rsid="001a47e3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officeooo:rsid="001a47e3" officeooo:paragraph-rsid="001a47e3" style:font-size-asian="18pt" style:font-size-complex="18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7">­Instituto :</text:p>
      <text:p text:style-name="P4">XXXXXXXXXXXXX</text:p>
      <text:p text:style-name="P2"/>
      <text:p text:style-name="P2"/>
      <text:p text:style-name="P9">DIPLOMA DE GRADUACIÓN</text:p>
      <text:p text:style-name="P10"><text:span text:style-name="T1">Grado o curso: </text:span>XXXXXX</text:p>
      <text:p text:style-name="P3"/>
      <text:p text:style-name="P3"/>
      <text:p text:style-name="P3"/>
      <text:p text:style-name="P8">Este certificado acredita que</text:p>
      <text:p text:style-name="P5"/>
      <text:p text:style-name="P5">XXXXXXXXXXXXXXXXXXXXX</text:p>
      <text:p text:style-name="P5"/>
      <text:p text:style-name="P8">Ha concluido sus estudios con exito en el instituto XXXXXXXXXX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<text:tab/>___________________<text:tab/><text:tab/><text:tab/><text:tab/><text:tab/><text:tab/><text:tab/><text:tab/><text:tab/><text:tab/>___________________</text:p>
      <text:p text:style-name="P6"><text:tab/><text:tab/> <text:s text:c="2"/>Director del centro <text:tab/><text:tab/><text:tab/><text:tab/><text:tab/><text:tab/><text:tab/><text:tab/><text:tab/><text:tab/> <text:s text:c="3"/>Director educativo</text:p>
      <text:p text:style-name="P5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8:45:12.336725468</meta:creation-date>
    <dc:date>2022-11-24T10:36:03.651177177</dc:date>
    <meta:editing-duration>PT11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9" meta:word-count="33" meta:character-count="287" meta:non-whitespace-character-count="234"/>
  </office:meta>
</office:document-meta>
</file>